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"Li'l Miss... you need the toilet?"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"I can keep your place in line, if ya like?"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4+01:00</meta:creation-date>
    <dc:date>2019-12-07T13:0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